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officeooo:rsid="0023cddb" officeooo:paragraph-rsid="0023cddb"/>
    </style:style>
    <style:style style:name="P2" style:family="paragraph" style:parent-style-name="Standard">
      <style:text-properties officeooo:rsid="00157fd9" officeooo:paragraph-rsid="00157fd9"/>
    </style:style>
    <style:style style:name="P3" style:family="paragraph" style:parent-style-name="Standard">
      <style:text-properties officeooo:rsid="00157fd9" officeooo:paragraph-rsid="00313f6d"/>
    </style:style>
    <style:style style:name="P4" style:family="paragraph" style:parent-style-name="Standard">
      <style:text-properties officeooo:rsid="0015e82f" officeooo:paragraph-rsid="0015e82f"/>
    </style:style>
    <style:style style:name="P5" style:family="paragraph" style:parent-style-name="Standard">
      <style:text-properties officeooo:rsid="002cb948" officeooo:paragraph-rsid="002cb948"/>
    </style:style>
    <style:style style:name="P6" style:family="paragraph" style:parent-style-name="Standard">
      <style:text-properties officeooo:rsid="002cb948" officeooo:paragraph-rsid="00313f6d"/>
    </style:style>
    <style:style style:name="P7" style:family="paragraph" style:parent-style-name="Standard">
      <style:text-properties officeooo:rsid="002e10db" officeooo:paragraph-rsid="002e10db"/>
    </style:style>
    <style:style style:name="P8" style:family="paragraph" style:parent-style-name="Standard">
      <style:text-properties officeooo:rsid="0032c3ca" officeooo:paragraph-rsid="0032c3ca"/>
    </style:style>
    <style:style style:name="P9" style:family="paragraph" style:parent-style-name="Standard">
      <style:text-properties officeooo:rsid="003655fe" officeooo:paragraph-rsid="003655fe"/>
    </style:style>
    <style:style style:name="P10" style:family="paragraph" style:parent-style-name="Standard">
      <style:text-properties officeooo:paragraph-rsid="003655fe"/>
    </style:style>
    <style:style style:name="P11" style:family="paragraph" style:parent-style-name="Standard">
      <style:text-properties officeooo:rsid="0038469b" officeooo:paragraph-rsid="0038469b"/>
    </style:style>
    <style:style style:name="P12" style:family="paragraph" style:parent-style-name="Standard">
      <style:text-properties officeooo:rsid="0038469b" officeooo:paragraph-rsid="003b1054"/>
    </style:style>
    <style:style style:name="P13" style:family="paragraph" style:parent-style-name="Standard">
      <style:text-properties officeooo:rsid="0038469b" officeooo:paragraph-rsid="003c2794"/>
    </style:style>
    <style:style style:name="P14" style:family="paragraph" style:parent-style-name="Standard">
      <style:text-properties officeooo:paragraph-rsid="0038469b"/>
    </style:style>
    <style:style style:name="P15" style:family="paragraph" style:parent-style-name="Standard">
      <style:text-properties officeooo:paragraph-rsid="003a4321"/>
    </style:style>
    <style:style style:name="P16" style:family="paragraph" style:parent-style-name="Standard">
      <style:text-properties officeooo:rsid="003c2794" officeooo:paragraph-rsid="003c2794"/>
    </style:style>
    <style:style style:name="P17" style:family="paragraph" style:parent-style-name="Standard">
      <style:text-properties officeooo:rsid="00577281" officeooo:paragraph-rsid="00577281"/>
    </style:style>
    <style:style style:name="P18" style:family="paragraph" style:parent-style-name="Standard">
      <style:text-properties officeooo:rsid="00649410" officeooo:paragraph-rsid="00649410"/>
    </style:style>
    <style:style style:name="P19" style:family="paragraph" style:parent-style-name="Standard">
      <style:text-properties fo:font-size="11pt" officeooo:paragraph-rsid="00668841" style:font-size-asian="11pt" style:font-size-complex="11pt"/>
    </style:style>
    <style:style style:name="P20" style:family="paragraph" style:parent-style-name="Standard">
      <style:text-properties fo:font-size="11pt" officeooo:rsid="00668841" officeooo:paragraph-rsid="00668841" style:font-size-asian="11pt" style:font-size-complex="11pt"/>
    </style:style>
    <style:style style:name="P21" style:family="paragraph" style:parent-style-name="Standard">
      <style:text-properties fo:font-size="11pt" officeooo:rsid="00668841" officeooo:paragraph-rsid="0066bb2e" style:font-size-asian="11pt" style:font-size-complex="11pt"/>
    </style:style>
    <style:style style:name="P22" style:family="paragraph" style:parent-style-name="Standard">
      <style:text-properties fo:font-size="11pt" officeooo:paragraph-rsid="0069d976" style:font-size-asian="11pt" style:font-size-complex="11pt"/>
    </style:style>
    <style:style style:name="P23" style:family="paragraph" style:parent-style-name="Standard">
      <style:text-properties fo:font-size="11pt" officeooo:rsid="00649410" officeooo:paragraph-rsid="00649410" style:font-size-asian="11pt" style:font-size-complex="11pt"/>
    </style:style>
    <style:style style:name="P24" style:family="paragraph" style:parent-style-name="Standard">
      <style:text-properties fo:font-size="11pt" officeooo:rsid="00649410" officeooo:paragraph-rsid="006b984e" style:font-size-asian="11pt" style:font-size-complex="11pt"/>
    </style:style>
    <style:style style:name="P25" style:family="paragraph" style:parent-style-name="Standard">
      <style:text-properties fo:font-size="11pt" officeooo:rsid="0070dbf0" officeooo:paragraph-rsid="0070dbf0" style:font-size-asian="11pt" style:font-size-complex="11pt"/>
    </style:style>
    <style:style style:name="P26" style:family="paragraph" style:parent-style-name="Standard">
      <style:text-properties fo:font-size="11pt" officeooo:rsid="0071e2fe" officeooo:paragraph-rsid="0071e2fe" style:font-size-asian="11pt" style:font-size-complex="11pt"/>
    </style:style>
    <style:style style:name="P27" style:family="paragraph" style:parent-style-name="Standard">
      <style:text-properties fo:font-size="11pt" officeooo:rsid="0073b4f6" officeooo:paragraph-rsid="0073b4f6" style:font-size-asian="11pt" style:font-size-complex="11pt"/>
    </style:style>
    <style:style style:name="P28" style:family="paragraph" style:parent-style-name="Standard">
      <style:paragraph-properties fo:break-before="page"/>
      <style:text-properties fo:font-size="11pt" officeooo:rsid="00649410" officeooo:paragraph-rsid="00649410" style:font-size-asian="11pt" style:font-size-complex="11pt"/>
    </style:style>
    <style:style style:name="P29" style:family="paragraph" style:parent-style-name="Standard" style:list-style-name="L1">
      <style:text-properties fo:font-size="11pt" officeooo:rsid="00668841" officeooo:paragraph-rsid="00668841" style:font-size-asian="11pt" style:font-size-complex="11pt"/>
    </style:style>
    <style:style style:name="P30" style:family="paragraph" style:parent-style-name="Standard" style:list-style-name="L1">
      <style:text-properties fo:font-size="11pt" officeooo:paragraph-rsid="00668841" style:font-size-asian="11pt" style:font-size-complex="11pt"/>
    </style:style>
    <style:style style:name="P31" style:family="paragraph" style:parent-style-name="Standard" style:list-style-name="L2">
      <style:text-properties fo:font-size="11pt" officeooo:paragraph-rsid="006fa053" style:font-size-asian="11pt" style:font-size-complex="11pt"/>
    </style:style>
    <style:style style:name="P32" style:family="paragraph" style:parent-style-name="Standard" style:list-style-name="L3">
      <style:text-properties fo:font-size="11pt" officeooo:paragraph-rsid="006b984e" style:font-size-asian="11pt" style:font-size-complex="11pt"/>
    </style:style>
    <style:style style:name="P33" style:family="paragraph" style:parent-style-name="Standard">
      <style:text-properties fo:font-size="11pt" officeooo:rsid="0073b4f6" officeooo:paragraph-rsid="0073b4f6" style:font-size-asian="11pt" style:font-size-complex="11pt"/>
    </style:style>
    <style:style style:name="P34" style:family="paragraph" style:parent-style-name="Standard" style:list-style-name="L2">
      <style:text-properties officeooo:paragraph-rsid="0053d58e"/>
    </style:style>
    <style:style style:name="P35" style:family="paragraph" style:parent-style-name="Standard" style:list-style-name="L2">
      <style:text-properties officeooo:paragraph-rsid="003455a4"/>
    </style:style>
    <style:style style:name="P36" style:family="paragraph" style:parent-style-name="Standard" style:list-style-name="L2">
      <style:text-properties officeooo:paragraph-rsid="0056908c"/>
    </style:style>
    <style:style style:name="P37" style:family="paragraph" style:parent-style-name="Standard" style:list-style-name="L2">
      <style:text-properties officeooo:paragraph-rsid="0058f866"/>
    </style:style>
    <style:style style:name="P38" style:family="paragraph" style:parent-style-name="Standard" style:list-style-name="L2">
      <style:text-properties officeooo:paragraph-rsid="0029d847"/>
    </style:style>
    <style:style style:name="P39" style:family="paragraph" style:parent-style-name="Standard" style:list-style-name="L2">
      <style:text-properties officeooo:paragraph-rsid="001b8fd1"/>
    </style:style>
    <style:style style:name="P40" style:family="paragraph" style:parent-style-name="Standard" style:list-style-name="L2">
      <style:text-properties officeooo:paragraph-rsid="004ba174"/>
    </style:style>
    <style:style style:name="P41" style:family="paragraph" style:parent-style-name="Standard" style:list-style-name="L2">
      <style:text-properties officeooo:paragraph-rsid="00465ae1"/>
    </style:style>
    <style:style style:name="P42" style:family="paragraph" style:parent-style-name="Standard" style:list-style-name="L2">
      <style:text-properties officeooo:rsid="001fa9de" officeooo:paragraph-rsid="0058f866"/>
    </style:style>
    <style:style style:name="P43" style:family="paragraph" style:parent-style-name="Standard" style:list-style-name="L2">
      <style:text-properties officeooo:rsid="0015e82f" officeooo:paragraph-rsid="00589f0c"/>
    </style:style>
    <style:style style:name="T1" style:family="text">
      <style:text-properties officeooo:rsid="00165e30"/>
    </style:style>
    <style:style style:name="T2" style:family="text">
      <style:text-properties officeooo:rsid="001829e0"/>
    </style:style>
    <style:style style:name="T3" style:family="text">
      <style:text-properties officeooo:rsid="0018fe9d"/>
    </style:style>
    <style:style style:name="T4" style:family="text">
      <style:text-properties officeooo:rsid="00198b32"/>
    </style:style>
    <style:style style:name="T5" style:family="text">
      <style:text-properties officeooo:rsid="001ae46b"/>
    </style:style>
    <style:style style:name="T6" style:family="text">
      <style:text-properties officeooo:rsid="001b8fd1"/>
    </style:style>
    <style:style style:name="T7" style:family="text">
      <style:text-properties officeooo:rsid="001c99bd"/>
    </style:style>
    <style:style style:name="T8" style:family="text">
      <style:text-properties officeooo:rsid="001fa9de"/>
    </style:style>
    <style:style style:name="T9" style:family="text">
      <style:text-properties officeooo:rsid="0021491a"/>
    </style:style>
    <style:style style:name="T10" style:family="text">
      <style:text-properties officeooo:rsid="00216578"/>
    </style:style>
    <style:style style:name="T11" style:family="text">
      <style:text-properties officeooo:rsid="0021fff5"/>
    </style:style>
    <style:style style:name="T12" style:family="text">
      <style:text-properties officeooo:rsid="0025b5e8"/>
    </style:style>
    <style:style style:name="T13" style:family="text">
      <style:text-properties officeooo:rsid="0029d847"/>
    </style:style>
    <style:style style:name="T14" style:family="text">
      <style:text-properties officeooo:rsid="002b6e53"/>
    </style:style>
    <style:style style:name="T15" style:family="text">
      <style:text-properties officeooo:rsid="002cb948"/>
    </style:style>
    <style:style style:name="T16" style:family="text">
      <style:text-properties officeooo:rsid="003455a4"/>
    </style:style>
    <style:style style:name="T17" style:family="text">
      <style:text-properties officeooo:rsid="003655fe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45f4f9"/>
    </style:style>
    <style:style style:name="T20" style:family="text">
      <style:text-properties style:text-underline-style="solid" style:text-underline-width="auto" style:text-underline-color="font-color" officeooo:rsid="00417c9a"/>
    </style:style>
    <style:style style:name="T21" style:family="text">
      <style:text-properties style:text-underline-style="solid" style:text-underline-width="auto" style:text-underline-color="font-color" officeooo:rsid="0021491a"/>
    </style:style>
    <style:style style:name="T22" style:family="text">
      <style:text-properties style:text-underline-style="solid" style:text-underline-width="auto" style:text-underline-color="font-color" officeooo:rsid="001fa9de"/>
    </style:style>
    <style:style style:name="T23" style:family="text">
      <style:text-properties style:text-underline-style="solid" style:text-underline-width="auto" style:text-underline-color="font-color" officeooo:rsid="002cb948"/>
    </style:style>
    <style:style style:name="T24" style:family="text">
      <style:text-properties style:text-underline-style="solid" style:text-underline-width="auto" style:text-underline-color="font-color" officeooo:rsid="004ba174"/>
    </style:style>
    <style:style style:name="T25" style:family="text">
      <style:text-properties style:text-underline-style="solid" style:text-underline-width="auto" style:text-underline-color="font-color" officeooo:rsid="004ce0a5"/>
    </style:style>
    <style:style style:name="T26" style:family="text">
      <style:text-properties style:text-underline-style="solid" style:text-underline-width="auto" style:text-underline-color="font-color" officeooo:rsid="001f4b9c"/>
    </style:style>
    <style:style style:name="T27" style:family="text">
      <style:text-properties style:text-underline-style="solid" style:text-underline-width="auto" style:text-underline-color="font-color" officeooo:rsid="001ae46b"/>
    </style:style>
    <style:style style:name="T28" style:family="text">
      <style:text-properties style:text-underline-style="solid" style:text-underline-width="auto" style:text-underline-color="font-color" officeooo:rsid="00165e30"/>
    </style:style>
    <style:style style:name="T29" style:family="text">
      <style:text-properties style:text-underline-style="solid" style:text-underline-width="auto" style:text-underline-color="font-color" officeooo:rsid="001b8fd1"/>
    </style:style>
    <style:style style:name="T30" style:family="text">
      <style:text-properties style:text-underline-style="solid" style:text-underline-width="auto" style:text-underline-color="font-color" officeooo:rsid="00507f36"/>
    </style:style>
    <style:style style:name="T31" style:family="text">
      <style:text-properties style:text-underline-style="solid" style:text-underline-width="auto" style:text-underline-color="font-color" officeooo:rsid="00512002"/>
    </style:style>
    <style:style style:name="T32" style:family="text">
      <style:text-properties style:text-underline-style="solid" style:text-underline-width="auto" style:text-underline-color="font-color" officeooo:rsid="001829e0"/>
    </style:style>
    <style:style style:name="T33" style:family="text">
      <style:text-properties style:text-underline-style="solid" style:text-underline-width="auto" style:text-underline-color="font-color" officeooo:rsid="005f2395"/>
    </style:style>
    <style:style style:name="T34" style:family="text">
      <style:text-properties style:text-underline-style="solid" style:text-underline-width="auto" style:text-underline-color="font-color" officeooo:rsid="00691105"/>
    </style:style>
    <style:style style:name="T35" style:family="text">
      <style:text-properties officeooo:rsid="0038469b"/>
    </style:style>
    <style:style style:name="T36" style:family="text">
      <style:text-properties officeooo:rsid="00397e40"/>
    </style:style>
    <style:style style:name="T37" style:family="text">
      <style:text-properties officeooo:rsid="003a4321"/>
    </style:style>
    <style:style style:name="T38" style:family="text">
      <style:text-properties officeooo:rsid="003b1054"/>
    </style:style>
    <style:style style:name="T39" style:family="text">
      <style:text-properties officeooo:rsid="003c2794"/>
    </style:style>
    <style:style style:name="T40" style:family="text">
      <style:text-properties officeooo:rsid="003dfeed"/>
    </style:style>
    <style:style style:name="T41" style:family="text">
      <style:text-properties officeooo:rsid="003f91c0"/>
    </style:style>
    <style:style style:name="T42" style:family="text">
      <style:text-properties officeooo:rsid="00407f2b"/>
    </style:style>
    <style:style style:name="T43" style:family="text">
      <style:text-properties officeooo:rsid="00417c9a"/>
    </style:style>
    <style:style style:name="T44" style:family="text">
      <style:text-properties officeooo:rsid="0042e955"/>
    </style:style>
    <style:style style:name="T45" style:family="text">
      <style:text-properties officeooo:rsid="004475d7"/>
    </style:style>
    <style:style style:name="T46" style:family="text">
      <style:text-properties officeooo:rsid="0045f4f9"/>
    </style:style>
    <style:style style:name="T47" style:family="text">
      <style:text-properties officeooo:rsid="00465ae1"/>
    </style:style>
    <style:style style:name="T48" style:family="text">
      <style:text-properties officeooo:rsid="004ba174"/>
    </style:style>
    <style:style style:name="T49" style:family="text">
      <style:text-properties style:text-underline-style="none" officeooo:rsid="002cb948"/>
    </style:style>
    <style:style style:name="T50" style:family="text">
      <style:text-properties officeooo:rsid="004e5071"/>
    </style:style>
    <style:style style:name="T51" style:family="text">
      <style:text-properties officeooo:rsid="004f4b9c"/>
    </style:style>
    <style:style style:name="T52" style:family="text">
      <style:text-properties fo:font-style="italic" officeooo:rsid="0042e955" style:font-style-asian="italic" style:font-style-complex="italic"/>
    </style:style>
    <style:style style:name="T53" style:family="text">
      <style:text-properties fo:font-style="italic" officeooo:rsid="004ba174" style:font-style-asian="italic" style:font-style-complex="italic"/>
    </style:style>
    <style:style style:name="T54" style:family="text">
      <style:text-properties fo:font-style="italic" officeooo:rsid="00165e30" style:font-style-asian="italic" style:font-style-complex="italic"/>
    </style:style>
    <style:style style:name="T55" style:family="text">
      <style:text-properties fo:font-style="italic" style:text-underline-style="solid" style:text-underline-width="auto" style:text-underline-color="font-color" officeooo:rsid="001ae46b" style:font-style-asian="italic" style:font-style-complex="italic"/>
    </style:style>
    <style:style style:name="T56" style:family="text">
      <style:text-properties fo:font-style="italic" style:text-underline-style="solid" style:text-underline-width="auto" style:text-underline-color="font-color" officeooo:rsid="00165e30" style:font-style-asian="italic" style:font-style-complex="italic"/>
    </style:style>
    <style:style style:name="T57" style:family="text">
      <style:text-properties officeooo:rsid="00507f36"/>
    </style:style>
    <style:style style:name="T58" style:family="text">
      <style:text-properties officeooo:rsid="00512002"/>
    </style:style>
    <style:style style:name="T59" style:family="text">
      <style:text-properties officeooo:rsid="0053d58e"/>
    </style:style>
    <style:style style:name="T60" style:family="text">
      <style:text-properties officeooo:rsid="0054ce56"/>
    </style:style>
    <style:style style:name="T61" style:family="text">
      <style:text-properties officeooo:rsid="0056908c"/>
    </style:style>
    <style:style style:name="T62" style:family="text">
      <style:text-properties officeooo:rsid="00577281"/>
    </style:style>
    <style:style style:name="T63" style:family="text">
      <style:text-properties officeooo:rsid="00589f0c"/>
    </style:style>
    <style:style style:name="T64" style:family="text">
      <style:text-properties officeooo:rsid="0058f866"/>
    </style:style>
    <style:style style:name="T65" style:family="text">
      <style:text-properties officeooo:rsid="005b3605"/>
    </style:style>
    <style:style style:name="T66" style:family="text">
      <style:text-properties officeooo:rsid="005b47fc"/>
    </style:style>
    <style:style style:name="T67" style:family="text">
      <style:text-properties officeooo:rsid="00623429"/>
    </style:style>
    <style:style style:name="T68" style:family="text">
      <style:text-properties officeooo:rsid="00625d0c"/>
    </style:style>
    <style:style style:name="T69" style:family="text">
      <style:text-properties officeooo:rsid="0063b12f"/>
    </style:style>
    <style:style style:name="T70" style:family="text">
      <style:text-properties officeooo:rsid="00649410"/>
    </style:style>
    <style:style style:name="T71" style:family="text">
      <style:text-properties officeooo:rsid="00668841"/>
    </style:style>
    <style:style style:name="T72" style:family="text">
      <style:text-properties officeooo:rsid="0066a538"/>
    </style:style>
    <style:style style:name="T73" style:family="text">
      <style:text-properties officeooo:rsid="0066bb2e"/>
    </style:style>
    <style:style style:name="T74" style:family="text">
      <style:text-properties officeooo:rsid="006710bd"/>
    </style:style>
    <style:style style:name="T75" style:family="text">
      <style:text-properties officeooo:rsid="006813c2"/>
    </style:style>
    <style:style style:name="T76" style:family="text">
      <style:text-properties officeooo:rsid="006893c7"/>
    </style:style>
    <style:style style:name="T77" style:family="text">
      <style:text-properties officeooo:rsid="00691105"/>
    </style:style>
    <style:style style:name="T78" style:family="text">
      <style:text-properties officeooo:rsid="0069d976"/>
    </style:style>
    <style:style style:name="T79" style:family="text">
      <style:text-properties officeooo:rsid="006a5a16"/>
    </style:style>
    <style:style style:name="T80" style:family="text">
      <style:text-properties officeooo:rsid="006b4c05"/>
    </style:style>
    <style:style style:name="T81" style:family="text">
      <style:text-properties officeooo:rsid="006b984e"/>
    </style:style>
    <style:style style:name="T82" style:family="text">
      <style:text-properties officeooo:rsid="006e944c"/>
    </style:style>
    <style:style style:name="T83" style:family="text">
      <style:text-properties officeooo:rsid="006fa0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WAMP DAO</text:p>
      <text:p text:style-name="Subtitle">Articles of Organization</text:p>
      <text:h text:style-name="Heading_20_1" text:outline-level="1">Preamble</text:h>
      <text:p text:style-name="P19"><text:span text:style-name="T71">The Web Application Messaging Protocol (WAMP) is an application </text:span><text:span text:style-name="T75">messaging</text:span><text:span text:style-name="T71"> protocol that aims to free and shield application developers and decouple application code </text:span><text:span text:style-name="T75">and application communication</text:span><text:span text:style-name="T71"> from the details of<text:line-break/></text:span></text:p>
      <text:list xml:id="list3441768458" text:style-name="L1">
        <text:list-item>
          <text:p text:style-name="P29">programming languages and run-times,</text:p>
        </text:list-item>
        <text:list-item>
          <text:p text:style-name="P30"><text:span text:style-name="T71">networking infrastructures, </text:span><text:span text:style-name="T73">protocols and serializations,</text:span></text:p>
        </text:list-item>
        <text:list-item>
          <text:p text:style-name="P29">deployments of application code to compute infrastructures (“distributed”),</text:p>
        </text:list-item>
      </text:list>
      <text:p text:style-name="P20"/>
      <text:p text:style-name="P21">and <text:span text:style-name="T76">free and unbind </text:span>application users and operators from operational dependencies between each other (“decentralized”).<text:line-break/></text:p>
      <text:p text:style-name="P22"><text:span text:style-name="T72">In it’s most general form, a WAMP based application </text:span><text:span text:style-name="T76">runs over </text:span><text:span text:style-name="T72">a network of interconnected </text:span><text:span text:style-name="T74">(via “Router-to-Router Links”) </text:span><text:span text:style-name="T72">WAMP router nodes </text:span><text:span text:style-name="T74">and</text:span><text:span text:style-name="T72"> operated by one or more node operators, and WAMP application clients connected to these nodes. The WAMP routers route and forward WAMP messages to provide a transparent view from the WAMP application clients with Remote-Procedure-Call and Publish-Subscribe messaging patterns to allow </text:span><text:span text:style-name="T78">uniform and seamless</text:span><text:span text:style-name="T72"> integration of application components. </text:span><text:span text:style-name="T73">This way, WAMP </text:span><text:span text:style-name="T79">enables</text:span><text:span text:style-name="T73"> distributed and decentralized components of an application to act and work as a whole, removing limits and making boundaries invisible to application code developers</text:span><text:span text:style-name="T72">. </text:span><text:span text:style-name="T77">WAMP Clients, WAMP Routers and WAMP Applications can be controlled, owned and operated by </text:span><text:span text:style-name="T82">and isolated between </text:span><text:span text:style-name="T77">different parties but still integrate </text:span><text:span text:style-name="T78">seamless</text:span><text:span text:style-name="T80">ly</text:span><text:span text:style-name="T77">.<text:line-break/><text:line-break/>WAMP </text:span><text:span text:style-name="T80">enables</text:span><text:span text:style-name="T77"> </text:span><text:span text:style-name="T34">self-sovereign</text:span><text:span text:style-name="T77"> use </text:span><text:span text:style-name="T80">and</text:span><text:span text:style-name="T77"> hosting of the respective </text:span><text:span text:style-name="T80">application</text:span><text:span text:style-name="T77"> resources by each party, </text:span><text:span text:style-name="T83">and applications that are governed to be</text:span><text:span text:style-name="T77">:<text:line-break/></text:span></text:p>
      <text:list xml:id="list922650978" text:style-name="L2">
        <text:list-header>
          <text:p text:style-name="P31"><text:span text:style-name="T16">a) </text:span><text:span text:style-name="T3">open</text:span></text:p>
          <text:p text:style-name="P31"><text:span text:style-name="T16">b) </text:span><text:span text:style-name="T3">permissionless</text:span></text:p>
          <text:p text:style-name="P31"><text:span text:style-name="T16">c) </text:span><text:span text:style-name="T3">censorship-resistant</text:span></text:p>
          <text:p text:style-name="P31"><text:span text:style-name="T16">d) </text:span><text:span text:style-name="T3">decentralized</text:span></text:p>
          <text:p text:style-name="P31"><text:span text:style-name="T16">e) </text:span><text:span text:style-name="T3">trustless </text:span><text:span text:style-name="T16">(non-custodial)</text:span></text:p>
          <text:p text:style-name="P31"><text:span text:style-name="T16">f) </text:span><text:span text:style-name="T3">privacy-respecting</text:span></text:p>
        </text:list-header>
      </text:list>
      <text:h text:style-name="Heading_20_1" text:outline-level="1">Purpose</text:h>
      <text:p text:style-name="P23">The Purpose of the <text:span text:style-name="T81">DAO</text:span> is:</text:p>
      <text:p text:style-name="P23"/>
      <text:list xml:id="list2503932789" text:style-name="L3">
        <text:list-item>
          <text:p text:style-name="P32"><text:span text:style-name="T70">To promote the use of blockchain technology and the </text:span><text:span text:style-name="T73">WAMP</text:span><text:span text:style-name="T70"> token for the benefit of all of humanity;</text:span></text:p>
        </text:list-item>
        <text:list-item>
          <text:p text:style-name="P32"><text:span text:style-name="T70">to empower the </text:span><text:span text:style-name="T73">WAMP</text:span><text:span text:style-name="T70"> community through education;</text:span></text:p>
        </text:list-item>
        <text:list-item>
          <text:p text:style-name="P32"><text:span text:style-name="T70">to support technological innovation and human creativity by leveraging the latent power of the </text:span><text:span text:style-name="T73">WAMP</text:span><text:span text:style-name="T70"> community;</text:span></text:p>
        </text:list-item>
        <text:list-item>
          <text:p text:style-name="P32"><text:span text:style-name="T70">to expand the reach and accessibility of the </text:span><text:span text:style-name="T73">WAMP</text:span><text:span text:style-name="T70"> token internationally;</text:span></text:p>
        </text:list-item>
        <text:list-item>
          <text:p text:style-name="P32"><text:span text:style-name="T70">to uphold the independence of the </text:span><text:span text:style-name="T73">WAMP</text:span><text:span text:style-name="T70"> project to the extent permissible by international law;</text:span></text:p>
        </text:list-item>
        <text:list-item>
          <text:p text:style-name="P32"><text:span text:style-name="T70">to establish good governance of the Association for the continued development of the </text:span><text:span text:style-name="T73">WAMP</text:span><text:span text:style-name="T70"> community projects;</text:span></text:p>
        </text:list-item>
        <text:list-item>
          <text:p text:style-name="P32"><text:span text:style-name="T81">t</text:span><text:span text:style-name="T70">o cooperate with relevant public or private or</text:span><text:span text:style-name="T81">g</text:span><text:span text:style-name="T70">anizations and authorities for the purpose of meeting development goals as defined by the users of the </text:span><text:span text:style-name="T73">WAMP</text:span><text:span text:style-name="T70"> token;</text:span></text:p>
        </text:list-item>
        <text:list-item>
          <text:p text:style-name="P32"><text:span text:style-name="T70">to conduct all activities with the expressed pur</text:span><text:span text:style-name="T81">p</text:span><text:span text:style-name="T70">ose of promoting the elation and enjoyment of all </text:span><text:span text:style-name="T73">WAMP</text:span><text:span text:style-name="T70"> token users;</text:span></text:p>
        </text:list-item>
      </text:list>
      <text:p text:style-name="P23"/>
      <text:p text:style-name="P24">The <text:span text:style-name="T81">DAO</text:span> has no profit purposes.</text:p>
      <text:p text:style-name="P23"><text:soft-page-break/>purpose</text:p>
      <text:p text:style-name="P23">principles</text:p>
      <text:p text:style-name="P23">processes</text:p>
      <text:p text:style-name="P23"/>
      <text:p text:style-name="P23"/>
      <text:p text:style-name="P23"/>
      <text:p text:style-name="P25">ENS</text:p>
      <text:p text:style-name="P25">IPFS</text:p>
      <text:p text:style-name="P25">GSN</text:p>
      <text:p text:style-name="P25"/>
      <text:p text:style-name="P25">Ethereum Gas Station Network</text:p>
      <text:p text:style-name="P25">ETH-less transactions</text:p>
      <text:p text:style-name="P23"><text:a xlink:type="simple" xlink:href="https://opengsn.org/" text:style-name="Internet_20_link" text:visited-style-name="Visited_20_Internet_20_Link">https://opengsn.org/</text:a></text:p>
      <text:p text:style-name="P23"/>
      <text:p text:style-name="P26">Chainlink</text:p>
      <text:p text:style-name="P26">Decentralized Oracle Network</text:p>
      <text:p text:style-name="P26"><text:a xlink:type="simple" xlink:href="https://chain.link/" text:style-name="Internet_20_link" text:visited-style-name="Visited_20_Internet_20_Link">https://chain.link/</text:a></text:p>
      <text:p text:style-name="P26"/>
      <text:p text:style-name="P26"/>
      <text:p text:style-name="P27">Truffle, Hardhat, Brownie</text:p>
      <text:p text:style-name="P27"/>
      <text:p text:style-name="P27"/>
      <text:p text:style-name="P27">OpenZeppelin Defender</text:p>
      <text:p text:style-name="P27">Remix</text:p>
      <text:p text:style-name="P27">Snapshot</text:p>
      <text:p text:style-name="P27">Coordinape</text:p>
      <text:p text:style-name="P27"/>
      <text:p text:style-name="P27"/>
      <text:p text:style-name="P27"><text:a xlink:type="simple" xlink:href="https://www.gharchive.org/" text:style-name="Internet_20_link" text:visited-style-name="Visited_20_Internet_20_Link">https://www.gharchive.org/</text:a></text:p>
      <text:p text:style-name="P27"/>
      <text:p text:style-name="P27"><text:a xlink:type="simple" xlink:href="https://dune.xyz/" text:style-name="Internet_20_link" text:visited-style-name="Visited_20_Internet_20_Link">https://dune.xyz/</text:a></text:p>
      <text:p text:style-name="P27"/>
      <text:p text:style-name="P28"/>
      <text:p text:style-name="P18"/>
      <text:list xml:id="list222954584322120" text:continue-list="list922650978" text:style-name="L2">
        <text:list-item>
          <text:p text:style-name="P34"><text:span text:style-name="T1">The </text:span><text:span text:style-name="T54">WAMP DAO</text:span><text:span text:style-name="T1"> </text:span><text:span text:style-name="T59">(“the DAO”)</text:span><text:span text:style-name="T1"> is a non-profit organization (NPO) </text:span><text:span text:style-name="T58">organized </text:span><text:span text:style-name="T60">online </text:span><text:span text:style-name="T58">as an</text:span><text:span text:style-name="T57"> </text:span><text:span text:style-name="T30">algorithmically managed </text:span><text:span text:style-name="T31">DAO</text:span><text:span text:style-name="T1">.<text:line-break/></text:span></text:p>
        </text:list-item>
        <text:list-item>
          <text:p text:style-name="P34"><text:span text:style-name="T59">The DAO’s </text:span><text:span text:style-name="T2">mission </text:span><text:span text:style-name="T59">is</text:span><text:span text:style-name="T2"> to advance the </text:span><text:span text:style-name="T32">Web Application Messaging Protocol (WAMP</text:span><text:span text:style-name="T2">) </text:span><text:span text:style-name="T61">and</text:span><text:span text:style-name="T3"> </text:span><text:span text:style-name="T61">WAMP based</text:span><text:span text:style-name="T16"> </text:span><text:span text:style-name="T2">software, </text:span><text:span text:style-name="T3">applications and</text:span><text:span text:style-name="T2"> services </text:span><text:span text:style-name="T16">that are</text:span></text:p>
          <text:p text:style-name="P35"><text:span text:style-name="T3"><text:line-break/></text:span><text:span text:style-name="T16">a) </text:span><text:span text:style-name="T3">open</text:span></text:p>
          <text:p text:style-name="P35"><text:span text:style-name="T16">b) </text:span><text:span text:style-name="T3">permissionless</text:span></text:p>
          <text:p text:style-name="P35"><text:span text:style-name="T16">c) </text:span><text:span text:style-name="T3">censorship-resistant</text:span></text:p>
          <text:p text:style-name="P35"><text:span text:style-name="T16">d) </text:span><text:span text:style-name="T3">decentralized</text:span></text:p>
          <text:p text:style-name="P35"><text:span text:style-name="T16">e) </text:span><text:span text:style-name="T3">trustless </text:span><text:span text:style-name="T16">(non-custodial)</text:span></text:p>
          <text:p text:style-name="P36"><text:span text:style-name="T16">f) </text:span><text:span text:style-name="T3">privacy-respecting<text:line-break/></text:span><text:span text:style-name="T61">g) </text:span><text:span text:style-name="T16">self-sovereign</text:span><text:span text:style-name="T2"><text:line-break/></text:span></text:p>
        </text:list-item>
        <text:list-item>
          <text:p text:style-name="P42">The rules and laws <text:span text:style-name="T10">of the DAO</text:span> collectively <text:span text:style-name="T63">define and </text:span>constitute an independent, <text:span text:style-name="T62">delimited,</text:span> community-based jurisdictional order in <text:span text:style-name="T62">cyber</text:span>space <text:span text:style-name="T63">(an “online jurisdiction”).<text:line-break/></text:span></text:p>
        </text:list-item>
        <text:list-item>
          <text:p text:style-name="P37"><text:span text:style-name="T63">T</text:span><text:span text:style-name="T9">he DAO, under </text:span><text:span text:style-name="T33">P</text:span><text:span text:style-name="T21">rivate </text:span><text:span text:style-name="T33">I</text:span><text:span text:style-name="T21">nternational </text:span><text:span text:style-name="T33">L</text:span><text:span text:style-name="T21">aw</text:span><text:span text:style-name="T9">, </text:span><text:span text:style-name="T63">is </text:span><text:span text:style-name="T64">treated as</text:span><text:span text:style-name="T9"> a </text:span><text:span text:style-name="T22">validly constituted organized company</text:span><text:span text:style-name="T8"> in </text:span><text:span text:style-name="T9">its</text:span><text:span text:style-name="T8"> </text:span><text:span text:style-name="T12">own </text:span><text:span text:style-name="T8">online jurisdiction as the foreign state </text:span><text:span text:style-name="T11">(</text:span><text:span text:style-name="T9">under the </text:span><text:span text:style-name="T8">principle of functional equivalence</text:span><text:span text:style-name="T11">)</text:span><text:span text:style-name="T8"> </text:span><text:span text:style-name="T63">and </text:span><text:span text:style-name="T8">with its governing code </text:span><text:span text:style-name="T47">(DAO token and governance system smart contracts)</text:span><text:span text:style-name="T8"> as the governing law (lex societatis).</text:span><text:span text:style-name="T8"><text:note text:id="ftn1" text:note-class="footnote"><text:note-citation>1</text:note-citation><text:note-body><text:p text:style-name="P1">Riva, Sven, Decentralized Autonomous Organizations (DAOs) as Subjects of Law – the Recognition of DAOs in the Swiss Legal Order (October 10, 2019). Master's Thesis, Available at SSRN: https://ssrn.com/abstract=3515229</text:p></text:note-body></text:note></text:span><text:span text:style-name="T8"><text:line-break/></text:span></text:p>
        </text:list-item>
        <text:list-item>
          <text:p text:style-name="P37"><text:span text:style-name="T2">The DAO is incorporated and </text:span><text:span text:style-name="T1">operating on the </text:span><text:span text:style-name="T28">public </text:span><text:span text:style-name="T56">Ethereum</text:span><text:span text:style-name="T28"> blockchain</text:span><text:span text:style-name="T1"> </text:span><text:span text:style-name="T4">(“mainnet”) </text:span><text:span text:style-name="T13">as the primary, global source of truth </text:span><text:span text:style-name="T67">(L1 </text:span><text:span text:style-name="T69">trust anchor</text:span><text:span text:style-name="T67">)</text:span><text:span text:style-name="T13">. </text:span><text:span text:style-name="T67">And only that (no bridging to other L1s, or other independent L1s, </text:span><text:span text:style-name="T68">no multi-chain</text:span><text:span text:style-name="T67">).</text:span><text:span text:style-name="T13"><text:line-break/></text:span></text:p>
        </text:list-item>
        <text:list-item>
          <text:p text:style-name="P38"><text:span text:style-name="T13">The DAO may incorporate </text:span><text:span text:style-name="T14">and operate subsidiaries ...</text:span><text:span text:style-name="T4"><text:line-break/></text:span></text:p>
        </text:list-item>
        <text:list-item>
          <text:p text:style-name="P38"><text:span text:style-name="T13">The DAO</text:span><text:span text:style-name="T5"> </text:span><text:span text:style-name="T6">uses </text:span><text:span text:style-name="T29">Solidity</text:span><text:span text:style-name="T6"> smart contracts as a </text:span><text:span text:style-name="T5">DAO governance token </text:span><text:span text:style-name="T65">for voting</text:span><text:span text:style-name="T5"> and </text:span><text:span text:style-name="T6">DAO </text:span><text:span text:style-name="T5">governance system </text:span><text:span text:style-name="T65">for automation </text:span><text:span text:style-name="T66">of the organization</text:span><text:span text:style-name="T5">.</text:span></text:p>
          <text:p text:style-name="P39"/>
        </text:list-item>
        <text:list-item>
          <text:p text:style-name="P40"><text:span text:style-name="T7">The DAO </text:span><text:span text:style-name="T20">d</text:span><text:span text:style-name="T26">eploys </text:span><text:span text:style-name="T27">the unmodified </text:span><text:span text:style-name="T55">OpenZeppelin ERC20</text:span><text:span text:style-name="T27"> and </text:span><text:span text:style-name="T55">OpenZeppelin Governor</text:span><text:span text:style-name="T27"> smart contract implementations</text:span><text:span text:style-name="T43"> </text:span><text:span text:style-name="T50">(</text:span><text:span text:style-name="T43">Solidity source code)</text:span><text:span text:style-name="T5"> as DAO governance token and </text:span><text:span text:style-name="T6">DAO </text:span><text:span text:style-name="T5">governance system.<text:line-break/></text:span></text:p>
        </text:list-item>
        <text:list-item>
          <text:p text:style-name="P40"><text:span text:style-name="T15">The deployment includes the</text:span><text:span text:style-name="T49"> </text:span><text:span text:style-name="T23">publication of verified source code</text:span><text:span text:style-name="T15"> </text:span><text:span text:style-name="T43">for on-chain verification by the public.<text:line-break/></text:span></text:p>
        </text:list-item>
        <text:list-item>
          <text:p text:style-name="P40"><text:span text:style-name="T48">The deployment includes the </text:span><text:span text:style-name="T24">registration of </text:span><text:span text:style-name="T25">smart contract</text:span><text:span text:style-name="T24"> addresses</text:span><text:span text:style-name="T48"> of the deployed smart contract instances on </text:span><text:span text:style-name="T53">ENS</text:span><text:span text:style-name="T15">.<text:line-break/></text:span></text:p>
        </text:list-item>
        <text:list-item>
          <text:p text:style-name="P40"><text:span text:style-name="T46">When</text:span><text:span text:style-name="T45"> completely deployed to </text:span><text:span text:style-name="T46">and active (usable by at least the deploying multisig) </text:span><text:span text:style-name="T51">on </text:span><text:span text:style-name="T45">Ethereum mainnet, </text:span><text:span text:style-name="T46">the DAO is </text:span><text:span text:style-name="T19">registered</text:span><text:span text:style-name="T46">.</text:span><text:span text:style-name="T15"><text:line-break/></text:span></text:p>
        </text:list-item>
        <text:list-item>
          <text:p text:style-name="P40"><text:span text:style-name="T43">The DAO </text:span><text:span text:style-name="T20">publishes</text:span><text:span text:style-name="T43"> it’s articles and </text:span><text:span text:style-name="T15">the on-chain addresses of the </text:span><text:span text:style-name="T43">deployed</text:span><text:span text:style-name="T15"> smart contract </text:span><text:span text:style-name="T43">instances </text:span><text:span text:style-name="T44">of the </text:span><text:span text:style-name="T5">DAO governance token and </text:span><text:span text:style-name="T6">DAO </text:span><text:span text:style-name="T5">governance system </text:span><text:span text:style-name="T44">in a founding document (1 file, PDF-A format) accessible via </text:span><text:span text:style-name="T52">IPFS</text:span><text:span text:style-name="T44"> (pinned and stored permanently for at least 10 </text:span><text:soft-page-break/><text:span text:style-name="T44">years).</text:span><text:span text:style-name="T5"><text:line-break/></text:span></text:p>
        </text:list-item>
        <text:list-item>
          <text:p text:style-name="P41"><text:span text:style-name="T8">The DAO is </text:span><text:span text:style-name="T22">organized</text:span><text:span text:style-name="T8"> according to the rules and laws the DAO community has outset, freely agreed upon and subdues itself to, </text:span><text:span text:style-name="T47">and the DAO is </text:span><text:span text:style-name="T22">validly constituted</text:span><text:span text:style-name="T47"> once registered and published.</text:span><text:span text:style-name="T8"><text:line-break/></text:span></text:p>
        </text:list-item>
        <text:list-item>
          <text:p text:style-name="P43"/>
        </text:list-item>
      </text:list>
      <text:p text:style-name="P4"/>
      <text:p text:style-name="P4">While IPFS guarantees that any content on the network is discoverable, it doesn't guarantee that any content is persistently available. </text:p>
      <text:p text:style-name="P4"/>
      <text:p text:style-name="P17"/>
      <text:p text:style-name="P17">progressive decentralization</text:p>
      <text:p text:style-name="P17">sufficiently decentralized</text:p>
      <text:p text:style-name="P17"/>
      <text:p text:style-name="P17"/>
      <text:p text:style-name="P4">Articles of Confederation</text:p>
      <text:p text:style-name="Standard"/>
      <text:p text:style-name="P2">WAMP DAO Bootloader</text:p>
      <text:p text:style-name="P2"/>
      <text:p text:style-name="P7">Filecoin storage</text:p>
      <text:p text:style-name="P5">IPFS homepage</text:p>
      <text:p text:style-name="P6">ENS name</text:p>
      <text:p text:style-name="P3"/>
      <text:p text:style-name="P3"/>
      <text:p text:style-name="P3"/>
      <text:p text:style-name="P3"><text:s/>Protocol Labs</text:p>
      <text:p text:style-name="P3"/>
      <text:p text:style-name="P3"/>
      <text:p text:style-name="P3"/>
      <text:p text:style-name="P8">Protonmail</text:p>
      <text:p text:style-name="P3"/>
      <text:p text:style-name="P3">Creates a Gnosis Safe multi-signature on-chain wallet for WAMP DAO Admins. <text:a xlink:type="simple" xlink:href="https://gnosis-safe.io/" text:style-name="Internet_20_link" text:visited-style-name="Visited_20_Internet_20_Link">https://gnosis-safe.io/</text:a></text:p>
      <text:p text:style-name="P2"/>
      <text:p text:style-name="P2">The WAMP DAO Bootloader initially is the only address authorized to sign with the wallet.</text:p>
      <text:p text:style-name="P2"/>
      <text:p text:style-name="P2"/>
      <text:p text:style-name="P2"/>
      <text:p text:style-name="P2"><text:a xlink:type="simple" xlink:href="https://web3.storage/" text:style-name="Internet_20_link" text:visited-style-name="Visited_20_Internet_20_Link">https://web3.storage/</text:a></text:p>
      <text:p text:style-name="P2"/>
      <text:p text:style-name="P2"/>
      <text:p text:style-name="P2"/>
      <text:p text:style-name="P2"/>
      <text:p text:style-name="P10"><text:span text:style-name="T41">Each admin board has at</text:span><text:span text:style-name="T17"> least 3 members </text:span><text:span text:style-name="T42">with</text:span><text:span text:style-name="T41"> </text:span><text:span text:style-name="T17">1 presiden</text:span><text:span text:style-name="T42">t</text:span><text:span text:style-name="T17"> </text:span><text:span text:style-name="T41">and </text:span><text:span text:style-name="T17">1 vice-president, </text:span><text:span text:style-name="T42">and requires 2-of-3 decisions in voting and signatures in Ethereum transactions.</text:span></text:p>
      <text:p text:style-name="P9"/>
      <text:p text:style-name="P14"><text:span text:style-name="T36">T</text:span><text:span text:style-name="T35">he following information is made public on the DAO’s web site </text:span><text:span text:style-name="T36">for </text:span><text:span text:style-name="T42">all </text:span><text:span text:style-name="T36">board appointments</text:span><text:span text:style-name="T42">m that is</text:span><text:span text:style-name="T36"> members elected to a board for a specific period</text:span><text:span text:style-name="T35">:</text:span></text:p>
      <text:p text:style-name="P14"/>
      <text:p text:style-name="P14">- <text:span text:style-name="T39">Board (eg “Protocol Admins”)</text:span></text:p>
      <text:p text:style-name="P13">- Board membership period <text:span text:style-name="T39">(year)</text:span></text:p>
      <text:p text:style-name="P13">- <text:span text:style-name="T39">Board membership </text:span>role <text:span text:style-name="T38">(president, vice-president, member)</text:span></text:p>
      <text:p text:style-name="P13"><text:soft-page-break/>- <text:span text:style-name="T39">Board member</text:span></text:p>
      <text:p text:style-name="P13"/>
      <text:p text:style-name="P16">and for the member:</text:p>
      <text:p text:style-name="P16"/>
      <text:p text:style-name="P15">- <text:span text:style-name="T40">M</text:span><text:span text:style-name="T37">ember nickname</text:span></text:p>
      <text:p text:style-name="P14">- <text:span text:style-name="T40">M</text:span><text:span text:style-name="T37">ember signing address</text:span></text:p>
      <text:p text:style-name="P12">- <text:span text:style-name="T40">M</text:span><text:span text:style-name="T37">ember </text:span>Email address (for use as a board member)</text:p>
      <text:p text:style-name="P12">- <text:span text:style-name="T40">M</text:span><text:span text:style-name="T37">ember </text:span>GitHub username</text:p>
      <text:p text:style-name="P12">- <text:span text:style-name="T40">M</text:span><text:span text:style-name="T37">ember </text:span>Discord, Telegram <text:span text:style-name="T38">and</text:span> Signal username<text:span text:style-name="T38">s</text:span></text:p>
      <text:p text:style-name="P11"/>
      <text:p text:style-name="P9"/>
      <text:p text:style-name="P9">GitHub organization with board president and vice-president as GitHub organization <text:span text:style-name="T18">owners</text:span>, all other board members as GitHub organization <text:span text:style-name="T18">members</text:span>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379cm" fo:margin-bottom="1.1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3:31:28.813367223</meta:creation-date>
    <dc:date>2021-10-13T22:29:52.565833041</dc:date>
    <meta:editing-duration>PT21H29M42S</meta:editing-duration>
    <meta:editing-cycles>80</meta:editing-cycles>
    <meta:generator>LibreOffice/6.4.7.2$Linux_X86_64 LibreOffice_project/40$Build-2</meta:generator>
    <meta:print-date>2021-10-11T20:28:57.038568575</meta:print-date>
    <meta:document-statistic meta:table-count="0" meta:image-count="0" meta:object-count="0" meta:page-count="5" meta:paragraph-count="92" meta:word-count="975" meta:character-count="6605" meta:non-whitespace-character-count="5726"/>
  </office:meta>
</office:document-meta>
</file>